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c3a0" officeooo:paragraph-rsid="0014c3a0" style:font-weight-asian="bold" style:font-weight-complex="bold"/>
    </style:style>
    <style:style style:name="P2" style:family="paragraph" style:parent-style-name="Standard">
      <style:text-properties fo:font-weight="normal" officeooo:rsid="0014c3a0" officeooo:paragraph-rsid="0014c3a0" style:font-weight-asian="normal" style:font-weight-complex="normal"/>
    </style:style>
    <style:style style:name="P3" style:family="paragraph" style:parent-style-name="Standard">
      <style:text-properties fo:font-weight="normal" officeooo:rsid="0014c3a0" officeooo:paragraph-rsid="0014c3a0" style:font-weight-asian="normal" style:font-weight-complex="normal"/>
    </style:style>
    <style:style style:name="T1" style:family="text">
      <style:text-properties officeooo:rsid="0015d9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tor -Mentee Matching program</text:p>
      <text:p text:style-name="P1"/>
      <text:p text:style-name="P1"/>
      <text:p text:style-name="P1"/>
      <text:p text:style-name="P2">communities</text:p>
      <text:p text:style-name="P2">community_users</text:p>
      <text:p text:style-name="P2"/>
      <text:p text:style-name="P2">mentoring_programs</text:p>
      <text:p text:style-name="P2">mentor_registration</text:p>
      <text:p text:style-name="P2"><text:span text:style-name="T1">mentee</text:span>_registration</text:p>
      <text:p text:style-name="P2">community_mentor_relationship</text:p>
      <text:p text:style-name="P2">program_recipients</text:p>
      <text:p text:style-name="P2">vw_mentoring_program_complete_detai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2T13:48:30.400752126</meta:creation-date>
    <dc:date>2022-04-22T20:07:02.966722711</dc:date>
    <meta:editing-duration>PT8M2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2" meta:character-count="197" meta:non-whitespace-character-count="194"/>
  </office:meta>
</office:document-meta>
</file>